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1a07e9" officeooo:paragraph-rsid="001a07e9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normal" officeooo:rsid="001badc6" officeooo:paragraph-rsid="001badc6" style:font-size-asian="12.25pt" style:font-weight-asian="normal" style:font-size-complex="14pt" style:font-weight-complex="normal"/>
    </style:style>
    <style:style style:name="P3" style:family="paragraph" style:parent-style-name="Preformatted_20_Text">
      <style:text-properties style:font-name="Liberation Serif" fo:font-size="14pt" fo:font-weight="normal" officeooo:rsid="001f4180" officeooo:paragraph-rsid="001f4180" style:font-size-asian="12.25pt" style:font-weight-asian="normal" style:font-size-complex="14pt" style:font-weight-complex="normal"/>
    </style:style>
    <style:style style:name="P4" style:family="paragraph" style:parent-style-name="Preformatted_20_Text">
      <style:text-properties style:font-name="Liberation Serif" fo:font-size="14pt" fo:font-weight="normal" officeooo:rsid="001f6473" officeooo:paragraph-rsid="001f6473" style:font-size-asian="12.25pt" style:font-weight-asian="normal" style:font-size-complex="14pt" style:font-weight-complex="normal"/>
    </style:style>
    <style:style style:name="P5" style:family="paragraph" style:parent-style-name="Preformatted_20_Text">
      <style:text-properties style:font-name="Liberation Serif" fo:font-size="14pt" fo:font-weight="normal" officeooo:rsid="00212029" officeooo:paragraph-rsid="00212029" style:font-size-asian="12.25pt" style:font-weight-asian="normal" style:font-size-complex="14pt" style:font-weight-complex="normal"/>
    </style:style>
    <style:style style:name="P6" style:family="paragraph" style:parent-style-name="Preformatted_20_Text">
      <style:text-properties style:font-name="Liberation Serif" fo:font-size="14pt" fo:font-weight="normal" officeooo:rsid="002223d7" officeooo:paragraph-rsid="002223d7" style:font-size-asian="12.25pt" style:font-weight-asian="normal" style:font-size-complex="14pt" style:font-weight-complex="normal"/>
    </style:style>
    <style:style style:name="P7" style:family="paragraph" style:parent-style-name="Preformatted_20_Text">
      <style:text-properties style:font-name="Liberation Serif" fo:font-size="14pt" fo:font-weight="normal" officeooo:rsid="0022d438" officeooo:paragraph-rsid="0022d438" style:font-size-asian="12.25pt" style:font-weight-asian="normal" style:font-size-complex="14pt" style:font-weight-complex="normal"/>
    </style:style>
    <style:style style:name="P8" style:family="paragraph" style:parent-style-name="Preformatted_20_Text">
      <style:text-properties style:font-name="Liberation Serif" fo:font-size="14pt" fo:font-weight="normal" officeooo:rsid="002337a6" officeooo:paragraph-rsid="002337a6" style:font-size-asian="12.25pt" style:font-weight-asian="normal" style:font-size-complex="14pt" style:font-weight-complex="normal"/>
    </style:style>
    <style:style style:name="P9" style:family="paragraph" style:parent-style-name="Preformatted_20_Text">
      <style:text-properties style:font-name="Liberation Serif" fo:font-size="14pt" fo:font-weight="normal" officeooo:rsid="00212029" officeooo:paragraph-rsid="00212029" style:font-size-asian="12.25pt" style:font-weight-asian="normal" style:font-size-complex="14pt" style:font-weight-complex="normal"/>
    </style:style>
    <style:style style:name="P10" style:family="paragraph" style:parent-style-name="Preformatted_20_Text">
      <style:text-properties officeooo:paragraph-rsid="00212029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weight="normal"/>
    </style:style>
    <style:style style:name="T1" style:family="text">
      <style:text-properties officeooo:rsid="001bef21"/>
    </style:style>
    <style:style style:name="T2" style:family="text">
      <style:text-properties officeooo:rsid="001f4180"/>
    </style:style>
    <style:style style:name="T3" style:family="text">
      <style:text-properties officeooo:rsid="001f6473"/>
    </style:style>
    <style:style style:name="T4" style:family="text">
      <style:text-properties fo:color="#ff0000"/>
    </style:style>
    <style:style style:name="T5" style:family="text">
      <style:text-properties officeooo:rsid="0024259f"/>
    </style:style>
    <style:style style:name="T6" style:family="text">
      <style:text-properties fo:color="#b4690e" style:font-name="sfmono-regular" fo:font-size="9pt" fo:font-weight="normal" fo:background-color="#ffffff" loext:char-shading-value="0" loext:padding="0.049cm" loext:border="0.06pt solid #d1d7dc"/>
    </style:style>
    <style:style style:name="T7" style:family="text">
      <style:text-properties style:font-name="Liberation Serif" fo:font-size="14pt" fo:font-weight="normal" officeooo:rsid="00212029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mo: Example Voting Applications</text:p>
      <text:p text:style-name="P1"/>
      <text:p text:style-name="P2">Step 1. clone git repo <text:a xlink:type="simple" xlink:href="https://github.com/dockersamples/example-voting-app.git" text:style-name="Internet_20_link" text:visited-style-name="Visited_20_Internet_20_Link">https://github.com/dockersamples/example-voting-app.git</text:a></text:p>
      <text:p text:style-name="P2">Step 2. Create Image of voting application</text:p>
      <text:p text:style-name="P2"><text:s text:c="9"/>A. Go to directory vote/</text:p>
      <text:p text:style-name="P2"><text:s text:c="9"/><text:span text:style-name="T1">B. docker build . -t votting-app</text:span></text:p>
      <text:p text:style-name="P2"><text:s text:c="9"/><text:span text:style-name="T2">C. docker run -p 5000:80 votting-app &amp; search localhost:5000</text:span></text:p>
      <text:p text:style-name="P2"/>
      <text:p text:style-name="P3">Step 3. docker ru<text:span text:style-name="T3">n -d --name=redis redis</text:span></text:p>
      <text:p text:style-name="P2"/>
      <text:p text:style-name="P4">Step 5. Link redis db to votting-app</text:p>
      <text:p text:style-name="P4"><text:s text:c="9"/>docker run -<text:span text:style-name="T5">d </text:span>-p 5000:80 --link redis:redis votting-app</text:p>
      <text:p text:style-name="P4"/>
      <text:p text:style-name="P5">Step 6. Run postgresql db image , look for db version image in docker-compose.yml file &gt; db &gt; image: postgres:15-alpine</text:p>
      <text:p text:style-name="P5"/>
      <text:p text:style-name="P5"><text:s text:c="11"/>docker run -d --name=db postgres:15-alpine</text:p>
      <text:p text:style-name="P5"/>
      <text:p text:style-name="P10"><text:span text:style-name="T7"><text:s text:c="11"/></text:span><text:span text:style-name="Source_20_Text"><text:span text:style-name="T6">docker run -d --name=db -e POSTGRES_PASSWORD=postgres postgres:9.4</text:span></text:span></text:p>
      <text:p text:style-name="P11"><text:line-break/></text:p>
      <text:p text:style-name="P5"/>
      <text:p text:style-name="P6">Step 7. Go to directory worker/ and see Dockerfile</text:p>
      <text:p text:style-name="P6"><text:s text:c="11"/>docker build . -t worker-app</text:p>
      <text:p text:style-name="P6"/>
      <text:p text:style-name="P7"><text:span text:style-name="T4">docker run --link redis:redis --link </text:span><text:a xlink:type="simple" xlink:href="db:db" text:style-name="Internet_20_link" text:visited-style-name="Visited_20_Internet_20_Link">db:db</text:a><text:span text:style-name="T4"> worker-app</text:span></text:p>
      <text:p text:style-name="P7"/>
      <text:p text:style-name="P8">Step 8. Go to directory result/</text:p>
      <text:p text:style-name="P8"><text:s text:c="12"/>docker build . -t result-app</text:p>
      <text:p text:style-name="P8"><text:s text:c="12"/>docker run -p 5001:80 –link <text:a xlink:type="simple" xlink:href="db:db" text:style-name="Internet_20_link" text:visited-style-name="Visited_20_Internet_20_Link">db:db</text:a> result-app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08T15:24:02.531557520</dc:date>
    <meta:editing-duration>PT2H35M8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136" meta:character-count="955" meta:non-whitespace-character-count="749"/>
  </office:meta>
</office:document-meta>
</file>